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7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diana" table:style-name="ta1">
        <table:shapes>
          <draw:frame draw:z-index="0" draw:style-name="gr1" draw:text-style-name="P1" svg:width="15.999cm" svg:height="8.999cm" svg:x="2.84cm" svg:y="0.1cm">
            <draw:object draw:notify-on-update-of-ranges="mediana.B1:mediana.B1 mediana.B2:mediana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iek</text:p>
          </table:table-cell>
          <table:table-cell office:value-type="string" calcext:value-type="string">
            <text:p>Median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6" calcext:value-type="float">
            <text:p>1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21T12:21:24.102968573</dc:date>
    <meta:editing-duration>PT2M57S</meta:editing-duration>
    <meta:editing-cycles>1</meta:editing-cycles>
    <meta:document-statistic meta:table-count="1" meta:cell-count="4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51cm" svg:y="0.316cm" chart:style-name="ch2">
          <text:p>Zadanie 6</text:p>
        </chart:title>
        <chart:legend chart:legend-position="end" svg:x="13.36cm" svg:y="4.201cm" style:legend-expansion="high" chart:style-name="ch3"/>
        <chart:plot-area chart:style-name="ch4" table:cell-range-address="mediana.B1:mediana.B21" chart:data-source-has-labels="row" svg:x="1.331cm" svg:y="1.275cm" svg:width="11.709cm" svg:height="6.564cm">
          <chartooo:coordinate-region svg:x="1.952cm" svg:y="1.474cm" svg:width="10.716cm" svg:height="5.718cm"/>
          <chart:axis chart:dimension="x" chart:name="primary-x" chart:style-name="ch5">
            <chart:title svg:x="6.771cm" svg:y="8.019cm" chart:style-name="ch6">
              <text:p>Wiek</text:p>
            </chart:title>
          </chart:axis>
          <chart:axis chart:dimension="y" chart:name="primary-y" chart:style-name="ch5">
            <chart:title svg:x="0.451cm" svg:y="5.104cm" chart:style-name="ch7">
              <text:p>Wzrost</text:p>
            </chart:title>
            <chart:grid chart:style-name="ch8" chart:class="major"/>
          </chart:axis>
          <chart:series chart:style-name="ch9" chart:values-cell-range-address="mediana.B2:mediana.B21" chart:label-cell-address="mediana.B1:mediana.B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na</text:p>
                <draw:g>
                  <svg:desc>mediana.B1:median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">
                <text:p>52</text:p>
                <draw:g>
                  <svg:desc>mediana.B2:mediana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6">
                <text:p>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